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4000000E2505772474ED24047.png" manifest:media-type="image/png"/>
  <manifest:file-entry manifest:full-path="Pictures/10000201000002F3000001BABB06698EBF3C17A1.png" manifest:media-type="image/png"/>
  <manifest:file-entry manifest:full-path="Pictures/1000000000000148000000395391C2F00A1139C7.png" manifest:media-type="image/png"/>
  <manifest:file-entry manifest:full-path="Pictures/10000201000002F5000001BA03DAF8531BCD2FE2.png" manifest:media-type="image/png"/>
  <manifest:file-entry manifest:full-path="Pictures/10000201000002EC000000E3B7D2EB98F82EF08E.png" manifest:media-type="image/png"/>
  <manifest:file-entry manifest:full-path="Pictures/100002010000047B000001920E5971DA99EA2A04.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3440000013C82DD5264C1692E9D.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20000000020000000206284DE9C05FFED8F.png" manifest:media-type="image/png"/>
  <manifest:file-entry manifest:full-path="Pictures/1000020100000357000001C07D424BBCFAF53F42.png" manifest:media-type="image/png"/>
  <manifest:file-entry manifest:full-path="Pictures/1000020000000030000000306F43286E97B59990.png" manifest:media-type="image/png"/>
  <manifest:file-entry manifest:full-path="Pictures/100002010000021A000001860EDA1808B538DD52.png" manifest:media-type="image/png"/>
  <manifest:file-entry manifest:full-path="Pictures/100002000000002000000020A6BB2897B4B7679A.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officeooo:rsid="00503430"/>
    </style:style>
    <style:style style:name="P20" style:family="paragraph" style:parent-style-name="Table_20_Contents">
      <style:text-properties officeooo:rsid="012bfe73" officeooo:paragraph-rsid="012bfe73"/>
    </style:style>
    <style:style style:name="P21" style:family="paragraph" style:parent-style-name="Subtitle">
      <style:text-properties officeooo:paragraph-rsid="00503430"/>
    </style:style>
    <style:style style:name="P22" style:family="paragraph" style:parent-style-name="Title">
      <style:text-properties officeooo:paragraph-rsid="00fe1fac"/>
    </style:style>
    <style:style style:name="P23" style:family="paragraph" style:parent-style-name="Text_20_Note">
      <style:text-properties officeooo:paragraph-rsid="01195d83"/>
    </style:style>
    <style:style style:name="P24" style:family="paragraph" style:parent-style-name="Text_20_Note">
      <style:text-properties officeooo:rsid="011c0624" officeooo:paragraph-rsid="011c0624"/>
    </style:style>
    <style:style style:name="P25" style:family="paragraph" style:parent-style-name="Text_20_Note">
      <style:text-properties officeooo:rsid="011dfe57" officeooo:paragraph-rsid="011dfe57"/>
    </style:style>
    <style:style style:name="P26" style:family="paragraph" style:parent-style-name="Figure">
      <style:text-properties officeooo:paragraph-rsid="00fe1fac"/>
    </style:style>
    <style:style style:name="P27" style:family="paragraph" style:parent-style-name="Figure">
      <style:text-properties officeooo:paragraph-rsid="010bdbb4"/>
    </style:style>
    <style:style style:name="P28" style:family="paragraph" style:parent-style-name="Figure">
      <style:text-properties officeooo:paragraph-rsid="012a6468"/>
    </style:style>
    <style:style style:name="P29" style:family="paragraph" style:parent-style-name="Text_20_body_20_indent">
      <style:text-properties officeooo:paragraph-rsid="0103f2ba"/>
    </style:style>
    <style:style style:name="P30" style:family="paragraph" style:parent-style-name="Text_20_body_20_indent">
      <style:text-properties officeooo:paragraph-rsid="01047350"/>
    </style:style>
    <style:style style:name="P31" style:family="paragraph" style:parent-style-name="Text_20_body_20_indent">
      <style:text-properties officeooo:paragraph-rsid="01065abd"/>
    </style:style>
    <style:style style:name="P32" style:family="paragraph" style:parent-style-name="Text_20_Body_20_List_20_Intro">
      <style:text-properties officeooo:paragraph-rsid="010828d6"/>
    </style:style>
    <style:style style:name="P33" style:family="paragraph" style:parent-style-name="Text_20_Body_20_List_20_Intro">
      <style:text-properties officeooo:paragraph-rsid="01125bb5"/>
    </style:style>
    <style:style style:name="P34" style:family="paragraph" style:parent-style-name="Text_20_Note">
      <style:paragraph-properties fo:margin-left="0.3937in" fo:margin-right="0.3543in" fo:text-indent="0in" style:auto-text-indent="false"/>
      <style:text-properties officeooo:paragraph-rsid="00fe1fac"/>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Guide_20_Name">
      <style:text-properties fo:language="en" fo:country="US" officeooo:rsid="01325f9d" officeooo:paragraph-rsid="01325f9d"/>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2929in" style:type="right" style:leader-style="dotted" style:leader-text="."/>
        </style:tab-stops>
      </style:paragraph-properties>
    </style:style>
    <style:style style:name="P43" style:family="paragraph" style:parent-style-name="Heading_20_1">
      <style:text-properties officeooo:paragraph-rsid="00fe1fac"/>
    </style:style>
    <style:style style:name="P44" style:family="paragraph" style:parent-style-name="Heading_20_1" style:master-page-name="Front_20_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e75de9"/>
    </style:style>
    <style:style style:name="P46" style:family="paragraph" style:parent-style-name="Heading_20_2">
      <style:text-properties officeooo:paragraph-rsid="00503430"/>
    </style:style>
    <style:style style:name="P47" style:family="paragraph" style:parent-style-name="Heading_20_2">
      <style:text-properties officeooo:paragraph-rsid="00fe1fac"/>
    </style:style>
    <style:style style:name="P48" style:family="paragraph" style:parent-style-name="Heading_20_2">
      <style:text-properties officeooo:paragraph-rsid="011704d9"/>
    </style:style>
    <style:style style:name="P49" style:family="paragraph" style:parent-style-name="Heading_20_3">
      <style:text-properties fo:language="en" fo:country="US"/>
    </style:style>
    <style:style style:name="P50" style:family="paragraph" style:parent-style-name="Heading_20_Note">
      <style:text-properties officeooo:paragraph-rsid="01195d83"/>
    </style:style>
    <style:style style:name="P51" style:family="paragraph" style:parent-style-name="Heading_20_Tip">
      <style:text-properties officeooo:paragraph-rsid="00fe1fac"/>
    </style:style>
    <style:style style:name="P52" style:family="paragraph" style:parent-style-name="List_20_1">
      <style:text-properties officeooo:paragraph-rsid="00fe1fac"/>
    </style:style>
    <style:style style:name="P53" style:family="paragraph" style:parent-style-name="List_20_1" style:list-style-name="List_20_1">
      <style:text-properties officeooo:paragraph-rsid="010cfaef"/>
    </style:style>
    <style:style style:name="P54" style:family="paragraph" style:parent-style-name="List_20_1" style:list-style-name="List_20_1">
      <style:text-properties officeooo:rsid="0126e01a" officeooo:paragraph-rsid="0126e01a"/>
    </style:style>
    <style:style style:name="P55" style:family="paragraph" style:parent-style-name="Numbering_20_1" style:master-page-name="">
      <style:paragraph-properties fo:margin-top="0in" fo:margin-bottom="0.1181in"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503430"/>
    </style:style>
    <style:style style:name="T7" style:family="text">
      <style:text-properties style:font-name="Liberation Sans2" fo:font-size="11pt" fo:language="en" fo:country="US"/>
    </style:style>
    <style:style style:name="T8" style:family="text">
      <style:text-properties style:font-name="Liberation Sans2" fo:font-size="11pt" fo:font-style="italic" officeooo:rsid="00503430" style:font-size-asian="10.5pt" style:font-style-asian="italic" style:font-style-complex="italic"/>
    </style:style>
    <style:style style:name="T9" style:family="text">
      <style:text-properties style:font-name="Liberation Sans2" fo:font-size="11pt" fo:font-style="italic" officeooo:rsid="01325f9d" style:font-size-asian="10.5pt" style:font-style-asian="italic" style:font-style-complex="italic"/>
    </style:style>
    <style:style style:name="T10" style:family="text">
      <style:text-properties officeooo:rsid="00e12655"/>
    </style:style>
    <style:style style:name="T11" style:family="text">
      <style:text-properties officeooo:rsid="00e75de9"/>
    </style:style>
    <style:style style:name="T12" style:family="text">
      <style:text-properties officeooo:rsid="000499d6"/>
    </style:style>
    <style:style style:name="T13" style:family="text">
      <style:text-properties officeooo:rsid="00067660"/>
    </style:style>
    <style:style style:name="T14" style:family="text">
      <style:text-properties officeooo:rsid="0009840a"/>
    </style:style>
    <style:style style:name="T15" style:family="text">
      <style:text-properties officeooo:rsid="0010c701"/>
    </style:style>
    <style:style style:name="T16" style:family="text">
      <style:text-properties officeooo:rsid="00145a2d"/>
    </style:style>
    <style:style style:name="T17" style:family="text">
      <style:text-properties officeooo:rsid="0014cd99"/>
    </style:style>
    <style:style style:name="T18" style:family="text">
      <style:text-properties officeooo:rsid="00e89d90"/>
    </style:style>
    <style:style style:name="T19" style:family="text">
      <style:text-properties officeooo:rsid="00ec6c80"/>
    </style:style>
    <style:style style:name="T20" style:family="text">
      <style:text-properties officeooo:rsid="00ec75b3"/>
    </style:style>
    <style:style style:name="T21" style:family="text">
      <style:text-properties officeooo:rsid="00f0e8d0"/>
    </style:style>
    <style:style style:name="T22" style:family="text">
      <style:text-properties officeooo:rsid="00f20d87"/>
    </style:style>
    <style:style style:name="T23" style:family="text">
      <style:text-properties officeooo:rsid="00f30598"/>
    </style:style>
    <style:style style:name="T24" style:family="text">
      <style:text-properties fo:font-size="11pt" fo:language="en" fo:country="US" style:letter-kerning="true"/>
    </style:style>
    <style:style style:name="T25" style:family="text">
      <style:text-properties officeooo:rsid="00f50561"/>
    </style:style>
    <style:style style:name="T26" style:family="text">
      <style:text-properties officeooo:rsid="00f6856c"/>
    </style:style>
    <style:style style:name="T27" style:family="text">
      <style:text-properties officeooo:rsid="00f6e45b"/>
    </style:style>
    <style:style style:name="T28" style:family="text">
      <style:text-properties officeooo:rsid="00fa6865"/>
    </style:style>
    <style:style style:name="T29" style:family="text">
      <style:text-properties officeooo:rsid="00fe7b9b"/>
    </style:style>
    <style:style style:name="T30" style:family="text">
      <style:text-properties officeooo:rsid="01024b25"/>
    </style:style>
    <style:style style:name="T31" style:family="text">
      <style:text-properties officeooo:rsid="0103f2ba"/>
    </style:style>
    <style:style style:name="T32" style:family="text">
      <style:text-properties officeooo:rsid="0103ff60"/>
    </style:style>
    <style:style style:name="T33" style:family="text">
      <style:text-properties officeooo:rsid="01047350"/>
    </style:style>
    <style:style style:name="T34" style:family="text">
      <style:text-properties officeooo:rsid="010671f1"/>
    </style:style>
    <style:style style:name="T35" style:family="text">
      <style:text-properties officeooo:rsid="0106b266"/>
    </style:style>
    <style:style style:name="T36" style:family="text">
      <style:text-properties officeooo:rsid="0109f4b0"/>
    </style:style>
    <style:style style:name="T37" style:family="text">
      <style:text-properties officeooo:rsid="010bdbb4"/>
    </style:style>
    <style:style style:name="T38" style:family="text">
      <style:text-properties officeooo:rsid="010cfaef"/>
    </style:style>
    <style:style style:name="T39" style:family="text">
      <style:text-properties officeooo:rsid="010d581f"/>
    </style:style>
    <style:style style:name="T40" style:family="text">
      <style:text-properties officeooo:rsid="010ef215"/>
    </style:style>
    <style:style style:name="T41" style:family="text">
      <style:text-properties officeooo:rsid="010f774c"/>
    </style:style>
    <style:style style:name="T42" style:family="text">
      <style:text-properties officeooo:rsid="0110a083"/>
    </style:style>
    <style:style style:name="T43" style:family="text">
      <style:text-properties officeooo:rsid="01125bb5"/>
    </style:style>
    <style:style style:name="T44" style:family="text">
      <style:text-properties officeooo:rsid="0112ca33"/>
    </style:style>
    <style:style style:name="T45" style:family="text">
      <style:text-properties officeooo:rsid="011343d4"/>
    </style:style>
    <style:style style:name="T46" style:family="text">
      <style:text-properties officeooo:rsid="01148f6d"/>
    </style:style>
    <style:style style:name="T47" style:family="text">
      <style:text-properties officeooo:rsid="01162386"/>
    </style:style>
    <style:style style:name="T48" style:family="text">
      <style:text-properties text:display="none"/>
    </style:style>
    <style:style style:name="T49" style:family="text">
      <style:text-properties officeooo:rsid="011704d9"/>
    </style:style>
    <style:style style:name="T50" style:family="text">
      <style:text-properties officeooo:rsid="01195d83"/>
    </style:style>
    <style:style style:name="T51" style:family="text">
      <style:text-properties officeooo:rsid="011c0624"/>
    </style:style>
    <style:style style:name="T52" style:family="text">
      <style:text-properties officeooo:rsid="011ca8d5"/>
    </style:style>
    <style:style style:name="T53" style:family="text">
      <style:text-properties officeooo:rsid="011caa70"/>
    </style:style>
    <style:style style:name="T54" style:family="text">
      <style:text-properties officeooo:rsid="011dfe57"/>
    </style:style>
    <style:style style:name="T55" style:family="text">
      <style:text-properties officeooo:rsid="01200997"/>
    </style:style>
    <style:style style:name="T56" style:family="text">
      <style:text-properties officeooo:rsid="01217167"/>
    </style:style>
    <style:style style:name="T57" style:family="text">
      <style:text-properties officeooo:rsid="0121b96e"/>
    </style:style>
    <style:style style:name="T58" style:family="text">
      <style:text-properties officeooo:rsid="012505a5"/>
    </style:style>
    <style:style style:name="T59" style:family="text">
      <style:text-properties officeooo:rsid="0126e01a"/>
    </style:style>
    <style:style style:name="T60" style:family="text">
      <style:text-properties officeooo:rsid="0129c1cf"/>
    </style:style>
    <style:style style:name="T61" style:family="text">
      <style:text-properties officeooo:rsid="012a2689"/>
    </style:style>
    <style:style style:name="T62" style:family="text">
      <style:text-properties officeooo:rsid="0130a699"/>
    </style:style>
    <style:style style:name="T63" style:family="text"/>
    <style:style style:name="fr1" style:family="graphic" style:parent-style-name="Frame">
      <style:graphic-properties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in, 0.0398in, 0in, 0.039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398in, 2.161in, 0.039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3008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346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1728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2.6311in, 0.1047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0398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38">Calc Guide</text:p>
      <text:p text:style-name="P22">Chapter <text:span text:style-name="T11">11 <text:line-break/>Sharing and Reviewing Spreadsheets</text:span></text:p>
      <text:p text:style-name="P21"/>
      <text:section text:style-name="Sect1" text:name="CG6211S1" text:condition="ooow:book eq 1" text:display="condition">
        <text:h text:style-name="P44"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6">the </text:span><text:span text:style-name="Emphasis"><text:span text:style-name="T8">L</text:span></text:span><text:span text:style-name="Emphasis"><text:span text:style-name="T9">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20">Kees Kriek</text:p>
            </table:table-cell>
            <table:table-cell office:value-type="string">
              <text:p text:style-name="Table_20_Contents"/>
            </table:table-cell>
          </table:table-row>
        </table:table>
        <text:h text:style-name="P49" text:outline-level="3"><text:bookmark-start text:name="__RefHeading___Toc28529_3211575895"/>Pro <text:span text:style-name="T10">p</text:span>ředchozí <text:span text:style-name="T1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4700496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36:07.847660486" text:fixed="true">December</text:date><text:s/><text:date style:data-style-name="N121" text:date-value="2019-12-27T06:36:10.639621932" text:fixed="true">2019</text:date>. Based on LibreOffice <text:user-defined style:data-style-name="N0" text:name="LibreOffive Version">6.2</text:user-defined>.</text:p>
        <text:h text:style-name="P46"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Nabídka <text:span text:style-name="Strong_20_Emphasis">Nástroje &gt; Možnosti</text:span></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e nastavení s možnostmi</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text:span text:style-name="Keystroke">Control</text:span> + klepnutí nebo klepnutí pravým tlačítkem v závislosti na nastavení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text:span> (Control)</text:p>
            </table:table-cell>
            <table:table-cell table:style-name="Table5.A2" office:value-type="string">
              <text:p text:style-name="P18"><text:span text:style-name="Keystroke">⌘</text:span> <text:s/>(Command)</text:p>
            </table:table-cell>
            <table:table-cell table:style-name="Table5.A2" office:value-type="string">
              <text:p text:style-name="P18">Používá se i s dalšími klávesami</text:p>
            </table:table-cell>
          </table:table-row>
          <table:table-row table:style-name="Table5.1">
            <table:table-cell table:style-name="Table5.A2" office:value-type="string">
              <text:p text:style-name="P18"><text:span text:style-name="Keystroke">F5</text:span></text:p>
            </table:table-cell>
            <table:table-cell table:style-name="Table5.A2" office:value-type="string">
              <text:p text:style-name="P18"><text:span text:style-name="Keystroke">Shift</text:span> + <text:span text:style-name="Keystroke">⌘</text:span> + <text:span text:style-name="Keystroke">F5</text:span></text:p>
            </table:table-cell>
            <table:table-cell table:style-name="Table5.A2" office:value-type="string">
              <text:p text:style-name="P18">Otevře se Navigátor</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5644_1566568644" text:style-name="Index_20_Link" text:visited-style-name="Index_20_Link">Datum vydání a verze programu<text:tab/>2</text:a></text:p>
            <text:p text:style-name="P41"><text:a xlink:type="simple" xlink:href="#__RefHeading___Toc8798_3275413537" text:style-name="Index_20_Link" text:visited-style-name="Index_20_Link">Používání LibreOffice na systému macOS<text:tab/>2</text:a></text:p>
            <text:p text:style-name="P40"><text:a xlink:type="simple" xlink:href="#__RefHeading__46954_116595067" text:style-name="Index_20_Link" text:visited-style-name="Index_20_Link">Úvod<text:tab/>4</text:a></text:p>
            <text:p text:style-name="P40"><text:a xlink:type="simple" xlink:href="#__RefHeading___Toc1141_2339800718" text:style-name="Index_20_Link" text:visited-style-name="Index_20_Link">Sharing spreadsheets<text:tab/>4</text:a></text:p>
            <text:p text:style-name="P41"><text:a xlink:type="simple" xlink:href="#__RefHeading__28633_763963811" text:style-name="Index_20_Link" text:visited-style-name="Index_20_Link">Setting up a spreadsheet for sharing<text:tab/>4</text:a></text:p>
            <text:p text:style-name="P41"><text:a xlink:type="simple" xlink:href="#__RefHeading__28635_763963811" text:style-name="Index_20_Link" text:visited-style-name="Index_20_Link">Opening a shared spreadsheet<text:tab/>5</text:a></text:p>
            <text:p text:style-name="P41"><text:a xlink:type="simple" xlink:href="#__RefHeading__28637_763963811" text:style-name="Index_20_Link" text:visited-style-name="Index_20_Link">Saving a shared spreadsheet<text:tab/>5</text:a></text:p>
            <text:p text:style-name="P40"><text:a xlink:type="simple" xlink:href="#__RefHeading__28639_763963811" text:style-name="Index_20_Link" text:visited-style-name="Index_20_Link">Reviewing documents<text:tab/>6</text:a></text:p>
            <text:p text:style-name="P41"><text:a xlink:type="simple" xlink:href="#__RefHeading__28641_763963811" text:style-name="Index_20_Link" text:visited-style-name="Index_20_Link">Preparing a document for review (optional)<text:tab/>6</text:a></text:p>
            <text:p text:style-name="P41"><text:a xlink:type="simple" xlink:href="#__RefHeading__28645_763963811" text:style-name="Index_20_Link" text:visited-style-name="Index_20_Link">Recording changes<text:tab/>7</text:a></text:p>
            <text:p text:style-name="P41"><text:a xlink:type="simple" xlink:href="#__RefHeading___Toc4678_2323734701" text:style-name="Index_20_Link" text:visited-style-name="Index_20_Link">Adding comments to changes<text:tab/>7</text:a></text:p>
            <text:p text:style-name="P41"><text:a xlink:type="simple" xlink:href="#__RefHeading__28649_763963811" text:style-name="Index_20_Link" text:visited-style-name="Index_20_Link">Editing comments on changes<text:tab/>8</text:a></text:p>
            <text:p text:style-name="P41"><text:a xlink:type="simple" xlink:href="#__RefHeading__28651_763963811" text:style-name="Index_20_Link" text:visited-style-name="Index_20_Link">Adding other (general) comments<text:tab/>9</text:a></text:p>
            <text:p text:style-name="P41"><text:a xlink:type="simple" xlink:href="#__RefHeading__28653_763963811" text:style-name="Index_20_Link" text:visited-style-name="Index_20_Link">Editing general comments<text:tab/>9</text:a></text:p>
            <text:p text:style-name="P41"><text:a xlink:type="simple" xlink:href="#__RefHeading__28655_763963811" text:style-name="Index_20_Link" text:visited-style-name="Index_20_Link">Formatting general comments<text:tab/>10</text:a></text:p>
            <text:p text:style-name="P41"><text:a xlink:type="simple" xlink:href="#__RefHeading__28657_763963811" text:style-name="Index_20_Link" text:visited-style-name="Index_20_Link">Finding general comments<text:tab/>10</text:a></text:p>
            <text:p text:style-name="P41"><text:a xlink:type="simple" xlink:href="#__RefHeading__28663_763963811" text:style-name="Index_20_Link" text:visited-style-name="Index_20_Link">Accepting or rejecting changes<text:tab/>10</text:a></text:p>
            <text:p text:style-name="P40"><text:a xlink:type="simple" xlink:href="#__RefHeading__28665_763963811" text:style-name="Index_20_Link" text:visited-style-name="Index_20_Link">Merging documents<text:tab/>11</text:a></text:p>
            <text:p text:style-name="P40"><text:a xlink:type="simple" xlink:href="#__RefHeading__30094512" text:style-name="Index_20_Link" text:visited-style-name="Index_20_Link">Comparing documents<text:tab/>12</text:a></text:p>
            <text:p text:style-name="P40"><text:a xlink:type="simple" xlink:href="#__RefHeading__30111812" text:style-name="Index_20_Link" text:visited-style-name="Index_20_Link">Saving versions<text:tab/>12</text:a></text:p>
          </text:index-body>
        </text:table-of-content>
        <text:p text:style-name="Text_20_body"/>
      </text:section>
      <text:h text:style-name="P45" text:outline-level="1"><text:bookmark-start text:name="__RefHeading__46954_116595067"/>Úvod<text:bookmark-end text:name="__RefHeading__46954_116595067"/></text:h>
      <text:p text:style-name="P4">This chapter covers methods for <text:span text:style-name="T30">collaboration through sharing and reviewing spreadsheet</text:span>s: <text:span text:style-name="T30">simultaneous editing,</text:span> recording changes, adding comments, reviewing changes, merging and comparing documents, saving, and using document versions.</text:p>
      <text:p text:style-name="P4">Some menu commands are not available (grayed out) when <text:span text:style-name="T23">sharing or </text:span>change tracking <text:span text:style-name="T23">are</text:span> active.</text:p>
      <text:h text:style-name="P43" text:outline-level="1"><text:bookmark-start text:name="__RefHeading___Toc1141_2339800718"/><text:alphabetical-index-mark text:string-value="introduction" text:key1="shared spreadsheet"/><text:alphabetical-index-mark text:string-value="sharing" text:key1="sešity"/>Sharing <text:span text:style-name="T29">spreadshee</text:span>ts<text:bookmark-end text:name="__RefHeading___Toc1141_2339800718"/></text:h>
      <text:p text:style-name="P7"><text:span text:style-name="T30">Sharing a spreadsheet allows several</text:span> users <text:span text:style-name="T31">to</text:span> open the same <text:span text:style-name="T60">file</text:span> for <text:span text:style-name="T18">ed</text:span>iting at the same time. <text:span text:style-name="T31">The spreadsheet needs to be on a shared drive, server, website, or similar. Some conditions must be met on operating systems with user permission management:</text:span></text:p>
      <text:list xml:id="list84577097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text:span text:style-name="T35">See also “Opening and saving files on remote servers” in Chapter 1, Introducing LibreOffice, in the </text:span><text:span text:style-name="Emphasis"><text:span text:style-name="T35">Getting Started Guide</text:span></text:span><text:span text:style-name="T35">.</text:span></text:p>
      <text:list xml:id="list4139014478" text:style-name="Heading_20_Tip">
        <text:list-item>
          <text:p text:style-name="P51">Tip</text:p>
        </text:list-item>
      </text:list>
      <text:p text:style-name="P34">Each collaborat<text:span text:style-name="T23">or</text:span> should enter <text:span text:style-name="T62">their</text:span> name <text:span text:style-name="T23">i</text:span>n <text:span text:style-name="Strong_20_Emphasis">Tools &gt; Options &gt; </text:span><text:span text:style-name="Strong_20_Emphasis"><text:span text:style-name="T4">LibreOffice</text:span></text:span><text:span text:style-name="Strong_20_Emphasis"><text:span text:style-name="T24"> &gt; </text:span></text:span><text:span text:style-name="Strong_20_Emphasis">User Data</text:span>.</text:p>
      <text:h text:style-name="P47" text:outline-level="2"><text:bookmark-start text:name="__RefHeading__28633_763963811"/><text:alphabetical-index-mark text:string-value="setting up" text:key1="shared spreadsheet"/><text:alphabetical-index-mark text:string-value="setting up sharing" text:key1="sešity"/>Setting up a spreadsheet for sharing<text:bookmark-end text:name="__RefHeading__28633_763963811"/></text:h>
      <text:p text:style-name="P6">With the spreadsheet open, choose <text:span text:style-name="Strong_20_Emphasis">Tools &gt; Share </text:span><text:span text:style-name="Strong_20_Emphasis"><text:span text:style-name="T31">Spreadshee</text:span></text:span><text:span text:style-name="Strong_20_Emphasis">t</text:span> to enable or disable sharing.</text:p>
      <text:p text:style-name="P26"><draw:frame draw:style-name="fr3" draw:name="Frame18" text:anchor-type="as-char" svg:width="4.7016in" draw:z-index="13"><draw:text-box fo:min-height="3.5756in"><text:p text:style-name="Caption"><draw:frame draw:style-name="fr8" draw:name="Image2" text:anchor-type="paragraph" svg:width="4.7016in" svg:height="3.3626in"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text:span text:style-name="T31">select</text:span> the box at the top of the dialog <text:span text:style-name="T31">(Figure </text:span><text:span text:style-name="T31"><text:sequence-ref text:reference-format="value" text:ref-name="refFigure0">1</text:sequence-ref></text:span><text:span text:style-name="T31">)</text:span> and click <text:span text:style-name="Strong_20_Emphasis">OK</text:span>. <text:span text:style-name="T12">If the spreadsheet has been saved previously, a</text:span> message appears stating that you must save <text:span text:style-name="T12">it</text:span> to activate shared mode; <text:span text:style-name="T12">c</text:span>lick <text:span text:style-name="Strong_20_Emphasis">Yes</text:span> to continue. <text:span text:style-name="T12">If the spreadsheet has not been saved previously, the Save dialog opens. After saving, t</text:span>he word (shared) is shown on the title bar after the title.</text:p>
      <text:p text:style-name="P6"><text:soft-page-break/><text:span text:style-name="Strong_20_Emphasis">Tools &gt; Share </text:span><text:span text:style-name="Strong_20_Emphasis"><text:span text:style-name="T21">Spreadsheet</text:span></text:span> can <text:span text:style-name="T31">also </text:span>be used to switch a <text:span text:style-name="T31">spreadsheet</text:span> from shared to <text:span text:style-name="T31">un</text:span>shared. However, <text:span text:style-name="T31">this means that other users can no longer edit it. Instead, you may wish to save a copy of the shared spreadsheet using another name or path, thus creating a copy of the shared spreadsheet, and then switch the copy to unshared.</text:span></text:p>
      <text:h text:style-name="P47" text:outline-level="2"><text:bookmark-start text:name="__RefHeading__28635_763963811"/><text:alphabetical-index-mark text:string-value="otevírání" text:key1="shared spreadsheet"/><text:alphabetical-index-mark text:string-value="opening shared spreadsheet" text:key1="sešity"/>Opening a shared spreadsheet<text:bookmark-end text:name="__RefHeading__28635_763963811"/></text:h>
      <text:p text:style-name="P6">When you open a <text:span text:style-name="T34">shared </text:span>spreadsheet, a message appears stating that some features are not available in this mode. <text:span text:style-name="T25">C</text:span>lick <text:span text:style-name="Strong_20_Emphasis">OK</text:span> <text:span text:style-name="T25">to open </text:span>the document. <text:span text:style-name="T12">You can select the option to not show the warning again.</text:span></text:p>
      <text:p text:style-name="Text_20_body">The following features are disabled in a shared spreadsheet:</text:p>
      <text:p text:style-name="P29"><text:span text:style-name="Strong_20_Emphasis">Edit &gt; </text:span><text:span text:style-name="Strong_20_Emphasis"><text:span text:style-name="T31">Track </text:span></text:span><text:span text:style-name="Strong_20_Emphasis">Changes</text:span>, except for <text:span text:style-name="Strong_20_Emphasis">Merge Document</text:span></text:p>
      <text:p text:style-name="P30"><text:span text:style-name="Strong_20_Emphasis">Insert &gt; </text:span><text:span text:style-name="Strong_20_Emphasis"><text:span text:style-name="T31">Media &gt; Audio or Video</text:span></text:span><text:span text:style-name="Strong_20_Emphasis"><text:line-break/>Insert &gt; Comment<text:line-break/>Insert &gt; Object<text:line-break/>Insert &gt; Chart<text:line-break/></text:span><text:span text:style-name="Strong_20_Emphasis"><text:span text:style-name="T33">Insert &gt; Named Range or Expression</text:span></text:span><text:span text:style-name="Strong_20_Emphasis"><text:line-break/></text:span><text:span text:style-name="Strong_20_Emphasis"><text:span text:style-name="T32">Insert &gt; Pivot Table</text:span></text:span><text:span text:style-name="Strong_20_Emphasis"><text:line-break/>Insert &gt; Floating Frame<text:line-break/></text:span><text:span text:style-name="Strong_20_Emphasis"><text:span text:style-name="T33">Insert &gt; Fontwork</text:span></text:span><text:span text:style-name="Strong_20_Emphasis"><text:line-break/></text:span><text:span text:style-name="Strong_20_Emphasis"><text:span text:style-name="T32">Insert &gt; Signature Line</text:span></text:span></text:p>
      <text:p text:style-name="Text_20_body_20_indent"><text:span text:style-name="Strong_20_Emphasis">Format &gt; Merge Cells<text:line-break/>Format &gt; Print Ranges</text:span></text:p>
      <text:p text:style-name="P31"><text:span text:style-name="Strong_20_Emphasis">Sheet &gt; Move </text:span><text:span text:style-name="Strong_20_Emphasis"><text:span text:style-name="T31">or </text:span></text:span><text:span text:style-name="Strong_20_Emphasis">Copy </text:span><text:span text:style-name="Strong_20_Emphasis"><text:span text:style-name="T31">Sheet <text:line-break/>Sheet &gt; </text:span></text:span><text:span text:style-name="Strong_20_Emphasis">Delete </text:span><text:span text:style-name="Strong_20_Emphasis"><text:span text:style-name="T31">Sheet<text:line-break/>Sheet &gt; Insert Sheet from File<text:line-break/>Sheet &gt; Named Ranges and Expressions<text:line-break/>Sheet &gt; Rename Sheet<text:line-break/>Sheet &gt; Sheet Tab Color</text:span></text:span></text:p>
      <text:p text:style-name="P31"><text:span text:style-name="Strong_20_Emphasis">Data &gt; Define Range<text:line-break/>Data &gt; Sort<text:line-break/>Data &gt; Subtotals<text:line-break/>Data &gt; Validity<text:line-break/>Data &gt; Multiple Operations<text:line-break/>Data &gt; Consolidate<text:line-break/>Data &gt; Grou</text:span><text:span text:style-name="Strong_20_Emphasis"><text:span text:style-name="T32">p and </text:span></text:span><text:span text:style-name="Strong_20_Emphasis">Outline<text:line-break/>Data &gt; Pivot Table</text:span></text:p>
      <text:p text:style-name="P31"><text:span text:style-name="Strong_20_Emphasis">Tools &gt; Protect </text:span><text:span text:style-name="Strong_20_Emphasis"><text:span text:style-name="T32">Shee</text:span></text:span><text:span text:style-name="Strong_20_Emphasis">t</text:span></text:p>
      <text:h text:style-name="P47" text:outline-level="2"><text:bookmark-start text:name="__RefHeading__28637_763963811"/><text:alphabetical-index-mark text:string-value="saving shared" text:key1="sešity"/><text:alphabetical-index-mark text:string-value="ukládání" text:key1="shared spreadsheet"/>Saving a shared spreadsheet<text:bookmark-end text:name="__RefHeading__28637_763963811"/></text:h>
      <text:p text:style-name="P6">When you save a shared spreadsheet, <text:span text:style-name="T25">i</text:span>f <text:span text:style-name="T25">i</text:span>t <text:span text:style-name="T25">h</text:span>as not <text:span text:style-name="T25">been</text:span> modified and saved by another user since you opened it, <text:span text:style-name="T25">i</text:span>t is saved <text:span text:style-name="T25">as usual</text:span>.</text:p>
      <text:p text:style-name="P6">If the spreadsheet <text:span text:style-name="T25">h</text:span>as <text:span text:style-name="T25">been </text:span>modified and saved by another user since you opened it, one of the following will occur:</text:p>
      <text:list xml:id="list112803776348485" text:continue-list="list845770972" text:style-name="List_20_1">
        <text:list-item>
          <text:p text:style-name="P52">If the changes do not conflict, the document is saved, the message “<text:span text:style-name="T37">Your spreadsheet has been updated with changes saved by other users”</text:span> appears, and any cells modified by the other user are shown with a red border.</text:p>
        </text:list-item>
      </text:list>
      <text:p text:style-name="P27"><text:soft-page-break/><draw:frame draw:style-name="fr3" draw:name="Frame21" text:anchor-type="as-char" svg:width="6.6929in" draw:z-index="15"><draw:text-box fo:min-height="2.7425in"><text:p text:style-name="Caption"><draw:frame draw:style-name="fr14" draw:name="Image4" text:anchor-type="paragraph" svg:width="6.6374in" svg:height="2.5299in"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12803967713804" text:continue-numbering="true" text:style-name="List_20_1">
        <text:list-item>
          <text:p text:style-name="List_20_1">If the changes conflict, the Resolve Conflicts dialog <text:span text:style-name="T21">(Figure </text:span><text:span text:style-name="T21"><text:sequence-ref text:reference-format="value" text:ref-name="refFigure1">2</text:sequence-ref></text:span><text:span text:style-name="T21">)</text:span>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2">If another user is trying to save the shared <text:span text:style-name="T34">spreadsheet</text:span> and resolve conflicts, <text:span text:style-name="T62">they</text:span> see a message that the file is locked due to a merge in progress. <text:span text:style-name="T62">They</text:span> can cancel the Save command <text:span text:style-name="T34">and</text:span>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cord changes"/>Re<text:span text:style-name="T19">viewing documents</text:span><text:bookmark-end text:name="__RefHeading__28639_763963811"/></text:h>
      <text:p text:style-name="P32">You can use several methods to re<text:span text:style-name="T19">view, edit, and comment on a spreadsheet. Each reviewer works on a separate copy of the document.</text:span></text:p>
      <text:list xml:id="list112804203538793" text:continue-numbering="true" text:style-name="List_20_1">
        <text:list-item>
          <text:p text:style-name="List_20_1">You can use change marks to show added <text:span text:style-name="T38">and deleted </text:span>material. Later, you or another person can review the document and accept or reject each change. </text:p>
        </text:list-item>
        <text:list-item>
          <text:p text:style-name="P53"><text:span text:style-name="T38">Y</text:span>ou can make changes to a copy of the document (stored in a different folder, under a different name, or both), then use Calc to compare the files and show the changes. See page <text:bookmark-ref text:reference-format="page" text:ref-name="__RefHeading__30094512">12</text:bookmark-ref>. </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e document for review"/>Preparing a document for review (optional)<text:bookmark-end text:name="__RefHeading__28641_763963811"/></text:h>
      <text:p text:style-name="Text_20_body"><text:span text:style-name="T60">Before</text:span> you send a <text:span text:style-name="T51">spreadsheet</text:span> to someone else to review or edit, you may want to <text:span text:style-name="T12">set</text:span> it <text:span text:style-name="T12">up</text:span> so that the editor or reviewer does not have to remember to turn on the revision marks.</text:p>
      <text:p text:style-name="P5">After you have <text:span text:style-name="T12">turned on revision marks, you can optionally password</text:span> <text:alphabetical-index-mark text:string-value="protect a document"/>protect the spreadsheet <text:span text:style-name="T12">so that</text:span> any user must enter the correct password in order to accept or reject changes.</text:p>
      <text:list xml:id="list1488995994" text:style-name="Numbering_20_1">
        <text:list-item text:start-value="1">
          <text:p text:style-name="Numbering_20_1">Open the spreadsheet and <text:span text:style-name="T26">select</text:span> <text:span text:style-name="Strong_20_Emphasis">Edit &gt; </text:span><text:span text:style-name="Strong_20_Emphasis"><text:span text:style-name="T26">Track </text:span></text:span><text:span text:style-name="Strong_20_Emphasis">Changes &gt; Record</text:span> <text:span text:style-name="T26">from the M</text:span>enu <text:span text:style-name="T26">bar</text:span>. <text:span text:style-name="T13">You can also use </text:span><text:span text:style-name="Strong_20_Emphasis"><text:span text:style-name="T13">File &gt; Properties &gt; Security</text:span></text:span><text:span text:style-name="T13"> and select </text:span><text:span text:style-name="Strong_20_Emphasis"><text:span text:style-name="T13">Record changes</text:span></text:span><text:span text:style-name="T13">.</text:span></text:p>
        </text:list-item>
        <text:list-item>
          <text:p text:style-name="Numbering_20_1">(Optional) Click <text:span text:style-name="Strong_20_Emphasis">Edit &gt; </text:span><text:span text:style-name="Strong_20_Emphasis"><text:span text:style-name="T26">Track </text:span></text:span><text:span text:style-name="Strong_20_Emphasis">Changes &gt; Protect</text:span>. On the <text:span text:style-name="T62">Protect Records</text:span> dialog, type a password (twice) and click <text:span text:style-name="Strong_20_Emphasis">OK</text:span>. <text:span text:style-name="T12">You can also use </text:span><text:span text:style-name="Strong_20_Emphasis"><text:span text:style-name="T12">File &gt; Properties &gt; Security</text:span></text:span><text:span text:style-name="T12"> and click the </text:span><text:span text:style-name="Strong_20_Emphasis"><text:span text:style-name="T12">Protect</text:span></text:span><text:span text:style-name="T12"> button to open the Enter Password dialog.</text:span></text:p>
        </text:list-item>
      </text:list>
      <text:h text:style-name="Heading_20_2" text:outline-level="2"><text:bookmark-start text:name="__RefHeading__28645_763963811"/><text:soft-page-break/><text:alphabetical-index-mark text:string-value="záznam" text:key1="changes"/>Recording changes<text:bookmark-end text:name="__RefHeading__28645_763963811"/></text:h>
      <text:p text:style-name="Text_20_Body_20_List_20_Intro">To record changes, <text:span text:style-name="T26">o</text:span>pen the spreadsheet and make sure that the <text:span text:style-name="Strong_20_Emphasis">Edit &gt; </text:span><text:span text:style-name="Strong_20_Emphasis"><text:span text:style-name="T26">Track </text:span></text:span><text:span text:style-name="Strong_20_Emphasis">Changes &gt; Record</text:span> <text:span text:style-name="T36">m</text:span>enu item has a check mark next to it, indicating that change recording is active.</text:p>
      <text:list xml:id="list1557941152" text:style-name="Heading_20_Caution">
        <text:list-item>
          <text:p text:style-name="Heading_20_Caution">Upozornění</text:p>
        </text:list-item>
      </text:list>
      <text:p text:style-name="P24">After making some changes, do <text:span text:style-name="Strong_20_Emphasis">not</text:span> turn off change recording. <text:span text:style-name="T61">T</text:span>urning off change recording in Calc causes all the recorded changes to be accepted and no longer shown as changes. <text:span text:style-name="T57">A message box will warn you if you try to do this.</text:span></text:p>
      <text:p text:style-name="Text_20_body"><text:span text:style-name="T51">When changes are made in a cell, a</text:span> colored border with a dot in the upper left-hand corner appears around <text:span text:style-name="T51">the</text:span> cell (<text:span text:style-name="T20">Figure </text:span><text:sequence-ref text:reference-format="value" text:ref-name="refFigure2">3</text:sequence-ref>). A deleted column or row is marked by a heavy colored bar.</text:p>
      <text:p text:style-name="Figure"><draw:frame draw:style-name="fr3" draw:name="Frame4" text:anchor-type="as-char" svg:width="5.0902in" draw:z-index="1"><draw:text-box fo:min-height="2.3555in"><text:p text:style-name="Caption"><draw:frame draw:style-name="fr13" draw:name="Image6" text:anchor-type="paragraph" svg:width="5.0201in" svg:height="2.1409in"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text:span text:style-name="T49">See Figure </text:span><text:span text:style-name="T49"><text:sequence-ref text:reference-format="value" text:ref-name="refFigure3">4</text:sequence-ref></text:span><text:span text:style-name="T49">.</text:span></text:p>
      <text:p text:style-name="Figure"><draw:frame draw:style-name="fr4" draw:name="Frame1" text:anchor-type="as-char" svg:width="5.0035in" draw:z-index="18"><draw:text-box fo:min-height="1.3346in"><text:p text:style-name="Caption"><draw:frame draw:style-name="fr12" draw:name="Image5" text:anchor-type="paragraph" svg:width="5.0035in" svg:height="1.0693in" draw:z-index="19"><draw:image xlink:href="Pictures/1000020100000322000000B950764ACA61B1AD9F.png" xlink:type="simple" xlink:show="embed" xlink:actuate="onLoad" loext:mime-type="image/png"/></draw:frame><text:span text:style-name="T48"><text:line-break/></text:span>Figure <text:sequence text:ref-name="refFigure3" text:name="Figure" text:formula="ooow:Figure+1" style:num-format="1">4</text:sequence>: Showing details of the change</text:p></draw:text-box></draw:frame></text:p>
      <text:list xml:id="list112803620400061" text:continue-list="list3047004963" text:style-name="Heading_20_Note">
        <text:list-item>
          <text:p text:style-name="Heading_20_Note">Poznámka</text:p>
        </text:list-item>
      </text:list>
      <text:p text:style-name="Text_20_Note">Some changes, for example cell formatting, are not recorded and marked.</text:p>
      <text:list xml:id="list112803698031821" text:continue-list="list4139014478" text:style-name="Heading_20_Tip">
        <text:list-item>
          <text:p text:style-name="Heading_20_Tip">Tip</text:p>
        </text:list-item>
      </text:list>
      <text:p text:style-name="Text_20_Note">To change the color that indicates <text:span text:style-name="T51">a </text:span>change<text:span text:style-name="T51">d cell</text:span>, select <text:span text:style-name="Strong_20_Emphasis">Tools &gt; Options &gt; </text:span><text:span text:style-name="Strong_20_Emphasis"><text:span text:style-name="T4">LibreOffice</text:span></text:span><text:span text:style-name="Strong_20_Emphasis"> Calc &gt; Changes</text:span>.</text:p>
      <text:p text:style-name="P11">You may want to explain your rationale for the changes. You can <text:span text:style-name="T20">do this</text:span> by adding comments to the changes you made or by adding general comments to the spreadsheet.</text:p>
      <text:h text:style-name="P48" text:outline-level="2"><text:bookmark-start text:name="__RefHeading___Toc4678_2323734701"/><text:alphabetical-index-mark text:string-value="adding" text:key1="comments on changes"/><text:alphabetical-index-mark text:string-value="adding comments"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text:span text:style-name="T46">C</text:span>hoose <text:span text:style-name="Strong_20_Emphasis"><text:span text:style-name="T46">Edit &gt; Track Changes &gt; Comment</text:span></text:span><text:span text:style-name="T39"> from the Menu bar. A small dialog opens. Type your comment and click </text:span><text:span text:style-name="Strong_20_Emphasis"><text:span text:style-name="T39">OK</text:span></text:span><text:span text:style-name="T39">. See Figure </text:span><text:span text:style-name="T39"><text:sequence-ref text:reference-format="value" text:ref-name="refFigure4">5</text:sequence-ref></text:span><text:span text:style-name="T39">.</text:span></text:p>
        </text:list-item>
      </text:list>
      <text:list xml:id="list112805072248453" text:continue-list="list112803620400061" text:style-name="Heading_20_Note">
        <text:list-item>
          <text:p text:style-name="P50">Poznámka</text:p>
        </text:list-item>
      </text:list>
      <text:p text:style-name="P23"><text:span text:style-name="T50">Do </text:span><text:span text:style-name="Strong_20_Emphasis"><text:span text:style-name="T50">not</text:span></text:span><text:span text:style-name="T50"> use </text:span><text:span text:style-name="Strong_20_Emphasis"><text:span text:style-name="T50">Insert &gt; Comment</text:span></text:span><text:span text:style-name="T50"> from the Menu bar or the context menu for this purpose. Comments inserted using that method are handled differently (see page </text:span><text:span text:style-name="T50"><text:bookmark-ref text:reference-format="page" text:ref-name="__RefHeading__28651_763963811">9</text:bookmark-ref></text:span><text:span text:style-name="T50">) and do not appear in the Manage Changes dialog.</text:span></text:p>
      <text:p text:style-name="Figure"><draw:frame draw:style-name="fr3" draw:name="Frame5" text:anchor-type="as-char" svg:width="5.0575in" draw:z-index="2"><draw:text-box fo:min-height="2.8244in"><text:p text:style-name="Caption"><draw:frame draw:style-name="fr6" draw:name="Image3" text:anchor-type="paragraph" svg:width="5.0756in" svg:height="2.6193in" draw:z-index="20"><draw:image xlink:href="Pictures/1000020100000357000001C07D424BBCFAF53F42.png" xlink:type="simple" xlink:show="embed" xlink:actuate="onLoad" loext:mime-type="image/png"/></draw:frame>Figure <text:sequence text:ref-name="refFigure4" text:name="Figure" text:formula="ooow:Figure+1" style:num-format="1">5</text:sequence>: <text:span text:style-name="T47">Entering a c</text:span>omment <text:span text:style-name="T47">associated with a change</text:span></text:p></draw:text-box></draw:frame></text:p>
      <text:p text:style-name="P9">After you have added a comment to a changed cell, you can see t<text:span text:style-name="T49">he change and the comment</text:span> by hovering the mouse pointer over the cell, as shown in <text:span text:style-name="T20">Figure</text:span> <text:sequence-ref text:reference-format="value" text:ref-name="refFigure5">6</text:sequence-ref>.</text:p>
      <text:p text:style-name="Figure"><draw:frame draw:style-name="fr1" draw:name="Frame6" text:anchor-type="as-char" svg:width="4.8575in" draw:z-index="3"><draw:text-box fo:min-height="1.3555in"><text:p text:style-name="Caption"><draw:frame draw:style-name="fr6" draw:name="Image7" text:anchor-type="paragraph" svg:width="4.8756in" svg:height="1.111in"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text:span text:style-name="T20">Figure</text:span>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a" text:key1="comments on changes"/><text:alphabetical-index-mark text:string-value="editing comments" text:key1="changes"/>Editing comments <text:span text:style-name="T40">on changes</text:span><text:bookmark-end text:name="__RefHeading__28649_763963811"/></text:h>
      <text:list xml:id="list112804822732373" text:continue-list="list339475448" text:style-name="Numbering_20_1">
        <text:list-item text:start-value="1">
          <text:p text:style-name="Numbering_20_1">Select the cell with the change comment that you want to edit.</text:p>
        </text:list-item>
        <text:list-item>
          <text:p text:style-name="Numbering_20_1"><text:span text:style-name="T49">Choose</text:span> <text:span text:style-name="Strong_20_Emphasis">Edit &gt; </text:span><text:span text:style-name="Strong_20_Emphasis"><text:span text:style-name="T27">Track </text:span></text:span><text:span text:style-name="Strong_20_Emphasis">Changes &gt; Comment</text:span> <text:span text:style-name="T40">from the Menu bar. The box shown in Figure </text:span><text:span text:style-name="T40"><text:sequence-ref text:reference-format="value" text:ref-name="refFigure4">5</text:sequence-ref></text:span><text:span text:style-name="T40"><text:s/>opens.</text:span></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adding" text:key1="comments"/>Adding other <text:span text:style-name="T52">(general) </text:span>comments<text:bookmark-end text:name="__RefHeading__28651_763963811"/></text:h>
      <text:p text:style-name="Text_20_body">Calc provides another type of comments, which authors and reviewers often use to exchange ideas <text:span text:style-name="T20">or</text:span> ask for suggestions.</text:p>
      <text:p text:style-name="Text_20_Body_20_List_20_Intro">To add a <text:span text:style-name="T52">general </text:span>comment:</text:p>
      <text:list xml:id="list112805080171663" text:continue-list="list112804822732373"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text:span text:style-name="T20">Figure</text:span> <text:sequence-ref text:reference-format="value" text:ref-name="refFigure6">7</text:sequence-ref><text:s/>appears.</text:p>
        </text:list-item>
      </text:list>
      <text:p text:style-name="Figure"><draw:frame draw:style-name="fr1" draw:name="Frame7" text:anchor-type="as-char" svg:width="4.7291in" draw:z-index="4"><draw:text-box fo:min-height="1.4311in"><text:p text:style-name="Caption"><draw:frame draw:style-name="fr11" draw:name="Image8" text:anchor-type="paragraph" svg:x="0.0047in" svg:y="0in" svg:width="4.7244in" svg:height="1.2028in"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12804114268797" text:continue-numbering="true" text:style-name="Numbering_20_1">
        <text:list-item>
          <text:p text:style-name="Numbering_20_1">Type your comment in the box, <text:span text:style-name="T14">then c</text:span>lick outside the box to close it.</text:p>
        </text:list-item>
      </text:list>
      <text:p text:style-name="Text_20_body">Now the cell to which you added the comment has a colored dot in the upper right-hand corner, as shown in <text:span text:style-name="T20">Figure</text:span> <text:sequence-ref text:reference-format="value" text:ref-name="refFigure7">8</text:sequence-ref>. It does not have a colored border, unless the cell was also changed.</text:p>
      <text:p text:style-name="Figure"><draw:frame draw:style-name="fr3" draw:name="Frame11" text:anchor-type="as-char" svg:width="4.3563in" draw:z-index="5"><draw:text-box fo:min-height="0.9555in"><text:p text:style-name="Caption"><draw:frame draw:style-name="fr10" draw:name="graphics19" text:anchor-type="paragraph" svg:x="0in" svg:y="0in" svg:width="4.2807in" svg:height="0.748in" draw:z-index="6"><draw:image xlink:href="Pictures/1000000000000148000000395391C2F00A1139C7.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12805024136292" text:continue-list="list112803698031821" text:style-name="Heading_20_Tip">
        <text:list-item>
          <text:p text:style-name="Heading_20_Tip">Tip</text:p>
        </text:list-item>
      </text:list>
      <text:p text:style-name="Text_20_Note">You can change the colors Calc uses for notes by selecting <text:span text:style-name="Strong_20_Emphasis">Tools &gt; Options &gt; </text:span><text:span text:style-name="Strong_20_Emphasis"><text:span text:style-name="T4">LibreOffice &gt; </text:span></text:span><text:span text:style-name="Strong_20_Emphasis">App</text:span><text:span text:style-name="Strong_20_Emphasis"><text:span text:style-name="T27">lication Colors</text:span></text:span>.</text:p>
      <text:p text:style-name="Text_20_body">To view the comment you just added, hover the mouse pointer over the cell that has a comment; the comment appears, as shown below.</text:p>
      <text:p text:style-name="Figure"><draw:frame draw:style-name="fr1" draw:name="Frame8" text:anchor-type="as-char" svg:width="4.7453in" draw:z-index="7"><draw:text-box fo:min-height="1.3689in"><text:p text:style-name="Caption"><draw:frame draw:style-name="fr9" draw:name="Image9" text:anchor-type="paragraph" svg:x="0.0209in" svg:y="0in" svg:width="4.7244in" svg:height="1.1835in"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Editing <text:span text:style-name="T52">general </text:span>comments<text:bookmark-end text:name="__RefHeading__28653_763963811"/></text:h>
      <text:p text:style-name="Text_20_body">You can edit and format the text of a <text:span text:style-name="T52">general </text:span>comment, just as you do for any other text.</text:p>
      <text:list xml:id="list112805609954569" text:continue-list="list112804114268797"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Select the comment, then double-click on it. The cursor changes to the usual text-entry cursor, and the Formatting toolbar changes to show text attributes.</text:p>
        </text:list-item>
        <text:list-item>
          <text:p text:style-name="Numbering_20_1">When done <text:span text:style-name="T53">editing</text:span>, click outside the comment to deselect it. To hide the comment again, right-click on the cell and select <text:span text:style-name="Strong_20_Emphasis"><text:span text:style-name="T52">Hide</text:span></text:span><text:span text:style-name="Strong_20_Emphasis"> Comment</text:span> on the <text:span text:style-name="T7">context</text:span> menu.</text:p>
        </text:list-item>
      </text:list>
      <text:h text:style-name="Heading_20_2" text:outline-level="2"><text:bookmark-start text:name="__RefHeading__28655_763963811"/><text:soft-page-break/><text:alphabetical-index-mark text:string-value="formatting" text:key1="comments"/>Formatting <text:span text:style-name="T52">general </text:span>comments<text:bookmark-end text:name="__RefHeading__28655_763963811"/></text:h>
      <text:p text:style-name="Text_20_body">You can change the background color, border style, transparency, and other attributes of a comment.</text:p>
      <text:list xml:id="list112803706274980" text:continue-list="list112805609954569"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Click on the comment itself. The Formatting toolbar changes to show many of the comment formatting options. These are the same as the options for formatting graphics; see Chapter 5, Using Graphics in Calc, for more information.</text:p>
        </text:list-item>
      </text:list>
      <text:p text:style-name="LOList_20_1_5f_TextBody">You can also right-click on the comment to see a menu of choices, some of which lead to dialogs in which you can fine-tune the formatting; these dialogs are also discussed in Chapter 5.</text:p>
      <text:list xml:id="list112803692018104" text:continue-numbering="true" text:style-name="Numbering_20_1">
        <text:list-item>
          <text:p text:style-name="Numbering_20_1">When done, click outside the comment to deselect it. To hide the comment again, right-click on the cell and <text:span text:style-name="T53">choose </text:span><text:span text:style-name="Strong_20_Emphasis"><text:span text:style-name="T53">Hide</text:span></text:span><text:span text:style-name="Strong_20_Emphasis"> Comment</text:span> on the <text:span text:style-name="T7">context</text:span> menu.</text:p>
        </text:list-item>
      </text:list>
      <text:h text:style-name="Heading_20_2" text:outline-level="2"><text:bookmark-start text:name="__RefHeading__28657_763963811"/><text:alphabetical-index-mark text:string-value="finding" text:key1="comments"/>Finding <text:span text:style-name="T54">general </text:span>comments<text:bookmark-end text:name="__RefHeading__28657_763963811"/></text:h>
      <text:p text:style-name="P14">The small comment markers in the corners of cells can be difficult to see, so Calc provides <text:span text:style-name="T55">two </text:span>other way<text:span text:style-name="T55">s</text:span> to find them: <text:span text:style-name="T55">by showing all comments and </text:span>by using the Navigator. <text:span text:style-name="T55">To show all general comments, choose </text:span><text:span text:style-name="Strong_20_Emphasis"><text:span text:style-name="T55">View &gt; Comments</text:span></text:span><text:span text:style-name="T55"> from the Menu bar. To hide all comments, choose </text:span><text:span text:style-name="Strong_20_Emphasis"><text:span text:style-name="T55">View Comments</text:span></text:span><text:span text:style-name="T55"> again.</text:span></text:p>
      <text:p text:style-name="P14">If any <text:span text:style-name="T54">general </text:span>comments are in the spreadsheet, the Navigator shows a mark (usually a + or an arrow) next to the word Comments. Click on this mark to display a list of comments. Double-click on <text:span text:style-name="T22">a</text:span> comment <text:span text:style-name="T56">in the list </text:span>to jump directly to the cell it is associated with.</text:p>
      <text:list xml:id="list112805488131200" text:continue-list="list112805072248453" text:style-name="Heading_20_Note">
        <text:list-item>
          <text:p text:style-name="Heading_20_Note">Poznámka</text:p>
        </text:list-item>
      </text:list>
      <text:p text:style-name="P25"><text:span text:style-name="Strong_20_Emphasis"><text:span text:style-name="T56">View &gt; Comments</text:span></text:span><text:span text:style-name="T56"> and the </text:span>Navigator show general comments but not the comments associated with tracked changes.</text:p>
      <text:h text:style-name="Heading_20_2" text:outline-level="2"><text:bookmark-start text:name="__RefHeading__28663_763963811"/><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12805560114015" text:continue-list="list112803692018104" text:style-name="Numbering_20_1">
        <text:list-item text:start-value="1">
          <text:p text:style-name="Numbering_20_1">Open the edited document.</text:p>
        </text:list-item>
        <text:list-item>
          <text:p text:style-name="Numbering_20_1">Select <text:span text:style-name="Strong_20_Emphasis">Edit &gt; </text:span><text:span text:style-name="Strong_20_Emphasis"><text:span text:style-name="T41">Track </text:span></text:span><text:span text:style-name="Strong_20_Emphasis">Changes &gt; </text:span><text:span text:style-name="Strong_20_Emphasis"><text:span text:style-name="T41">Manage</text:span></text:span>. The dialog shown in <text:span text:style-name="T28">Figure </text:span><text:sequence-ref text:reference-format="value" text:ref-name="refFigure9">10</text:sequence-ref><text:s/>appears.</text:p>
        </text:list-item>
        <text:list-item>
          <text:p text:style-name="Numbering_20_1"><text:span text:style-name="T15">You can</text:span> step through the changes one at a time, choos<text:span text:style-name="T15">ing</text:span> to accept or reject each change as you go through. <text:span text:style-name="T15">You can also accept or reject all changes at one time.</text:span></text:p>
        </text:list-item>
      </text:list>
      <text:p text:style-name="P16">The Comment column by default contains an explanation of the change that was made. If the reviewer added a comment to the change, it is displayed, followed by the description of the change.</text:p>
      <text:p text:style-name="P16"><text:span text:style-name="T16">If a change has been superseded by a later change (by either the same</text:span> person <text:span text:style-name="T16">or another person)</text:span>, the changes are hierarchically arranged with a<text:span text:style-name="T59">n expansion</text:span> s<text:span text:style-name="T59">ymbol</text:span> for opening up the hierarchy.</text:p>
      <text:p text:style-name="P15">Below the list of changes to be accepted or rejected are shown any changes that have previously been dealt with.</text:p>
      <text:p text:style-name="P16">On the <text:span text:style-name="Emphasis">Filter</text:span> tab of this dialog (<text:span text:style-name="T28">Figure </text:span><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text:p>
      <text:p text:style-name="P28"><text:soft-page-break/><draw:frame draw:style-name="fr3" draw:name="Frame12" text:anchor-type="as-char" svg:width="6.6154in" draw:z-index="8"><draw:text-box fo:min-height="3.6626in"><text:p text:style-name="Caption"><draw:frame draw:style-name="fr6" draw:name="Image10" text:anchor-type="paragraph" svg:width="6.6154in" svg:height="3.4063in" draw:z-index="24"><draw:image xlink:href="Pictures/1000020100000366000001C0ECF76F384AFF907E.png" xlink:type="simple" xlink:show="embed" xlink:actuate="onLoad" loext:mime-type="image/png"/></draw:frame>Figure <text:sequence text:ref-name="refFigure9" text:name="Figure" text:formula="ooow:Figure+1" style:num-format="1">10</text:sequence>: Accept or Reject changes dialog</text:p></draw:text-box></draw:frame></text:p>
      <text:p text:style-name="Figure"><draw:frame draw:style-name="fr3" draw:name="Frame15" text:anchor-type="as-char" svg:width="5.0866in" draw:z-index="9"><draw:text-box fo:min-height="3.8165in"><text:p text:style-name="Caption"><draw:frame draw:style-name="fr8" draw:name="Image11" text:anchor-type="paragraph" svg:width="3.9366in" svg:height="3.6417in"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text:span text:style-name="T16">rs set here affect the list of</text:span> changes shown on the List tab</text:p></draw:text-box></draw:frame></text:p>
      <text:h text:style-name="Heading_20_1" text:outline-level="1"><text:bookmark-start text:name="__RefHeading__28665_763963811"/><text:alphabetical-index-mark text:string-value="merging" text:key1="documents"/><text:alphabetical-index-mark text:string-value="merging" text:key1="sešity"/>Merging<text:alphabetical-index-mark text:string-value="merging documents"/>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text:span text:style-name="T45">fast</text:span>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12803685583918" text:continue-list="list112805560114015" text:style-name="Numbering_20_1">
        <text:list-item text:start-value="1">
          <text:p text:style-name="Numbering_20_1">Open the original document.</text:p>
        </text:list-item>
        <text:list-item>
          <text:p text:style-name="Numbering_20_1">Select <text:span text:style-name="Strong_20_Emphasis">Edit &gt; </text:span><text:span text:style-name="Strong_20_Emphasis"><text:span text:style-name="T42">Track </text:span></text:span><text:span text:style-name="Strong_20_Emphasis">Changes &gt; Merge Document</text:span>.</text:p>
        </text:list-item>
        <text:list-item>
          <text:p text:style-name="Numbering_20_1"><text:soft-page-break/>A file selection dialog opens. Select a file you want to merge and click <text:span text:style-name="Strong_20_Emphasis">OK</text:span>.</text:p>
        </text:list-item>
        <text:list-item>
          <text:p text:style-name="Numbering_20_1">After the documents merge, the <text:span text:style-name="T58">Manage</text:span>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text:span text:style-name="T17">cells outlined in </text:span>different colors. </text:p>
      <text:h text:style-name="Heading_20_1" text:outline-level="1"><text:bookmark-start text:name="__RefHeading__30094512"/><text:alphabetical-index-mark text:string-value="comparing" text:key1="documents"/><text:alphabetical-index-mark text:string-value="comparing documents"/><text:alphabetical-index-mark text:string-value="comparing" text:key1="sešity"/>Comparing documents<text:bookmark-end text:name="__RefHeading__30094512"/></text:h>
      <text:p text:style-name="Text_20_body">Sometimes reviewers may <text:span text:style-name="T43">no</text:span>t record the changes they make. Calc can find the changes by comparing documents.</text:p>
      <text:p text:style-name="Text_20_Body_20_List_20_Intro">In order to compare documents you need to have the original document and the one that is edited. To compare them:</text:p>
      <text:list xml:id="list112804317743053" text:continue-list="list112803685583918"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ext:span><text:span text:style-name="Strong_20_Emphasis"><text:span text:style-name="T42">Track Changes &gt; </text:span></text:span><text:span text:style-name="Strong_20_Emphasis">Compare Document</text:span>.</text:p>
        </text:list-item>
        <text:list-item>
          <text:p text:style-name="P55">An open document dialog appears. Select the original document and click <text:span text:style-name="Strong_20_Emphasis"><text:span text:style-name="T59">Open</text:span></text:span>.</text:p>
        </text:list-item>
      </text:list>
      <text:p text:style-name="Text_20_Body_20_List_20_Intro">Calc finds and marks the changes as follows:</text:p>
      <text:list xml:id="list112803701375399" text:continue-list="list112804203538793" text:style-name="List_20_1">
        <text:list-item>
          <text:p text:style-name="List_20_1">All data that occurs in the edited document but not in the original is identified as inserted.</text:p>
        </text:list-item>
        <text:list-item>
          <text:p text:style-name="List_20_1">All data in <text:span text:style-name="T42">the</text:span> original document <text:span text:style-name="T42">tha</text:span>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text:span text:style-name="T59">described earlier</text:span>.</text:p>
      <text:h text:style-name="Heading_20_1" text:outline-level="1"><text:bookmark-start text:name="__RefHeading__30111812"/><text:alphabetical-index-mark text:string-value="ukládání" text:key1="versions"/>Saving versions<text:bookmark-end text:name="__RefHeading__30111812"/></text:h>
      <text:p text:style-name="Text_20_body"><text:span text:style-name="T43">For auditing and other purposes, you may need to </text:span>save new versions of a <text:span text:style-name="T43">spreadsheet</text:span>. You can do this by saving a copy of the <text:span text:style-name="T43">spreadsheet</text:span> (under a different name) after each revision, or by using <text:span text:style-name="T4">Calc’s</text:span> version feature.</text:p>
      <text:list xml:id="list112804812653022" text:continue-list="list1557941152" text:style-name="Heading_20_Caution">
        <text:list-item>
          <text:p text:style-name="Heading_20_Caution">Upozornění</text:p>
        </text:list-item>
      </text:list>
      <text:p text:style-name="Text_20_Note">If you do a <text:span text:style-name="Strong_20_Emphasis">Save As...</text:span> of a document with different versions stored in it, the old versions are not saved in the new file.</text:p>
      <text:p text:style-name="Text_20_body">To use version management in Calc:</text:p>
      <text:list xml:id="list112805655026597" text:continue-list="list112804317743053" text:style-name="Numbering_20_1">
        <text:list-item text:start-value="1">
          <text:p text:style-name="Numbering_20_1">Choose <text:span text:style-name="Strong_20_Emphasis">File &gt; Versions</text:span> <text:span text:style-name="T43">from the Menu bar. </text:span>The Versions dialog <text:span text:style-name="T43">(Figure </text:span><text:span text:style-name="T43"><text:sequence-ref text:reference-format="value" text:ref-name="refFigure11">12</text:sequence-ref></text:span><text:span text:style-name="T43">) </text:span>opens, <text:span text:style-name="T43">showing a list of the existing versions saved in this file</text:span>.</text:p>
        </text:list-item>
      </text:list>
      <text:p text:style-name="Figure"><draw:frame draw:style-name="fr1" draw:name="Frame14" text:anchor-type="as-char" svg:width="6.6945in" draw:z-index="10"><draw:text-box fo:min-height="1.9972in"><text:p text:style-name="Caption"><draw:frame draw:style-name="fr7" draw:name="Image12" text:anchor-type="paragraph" svg:width="6.6417in" svg:height="1.7591in"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12805159207653" text:continue-numbering="true" text:style-name="Numbering_20_1">
        <text:list-item>
          <text:p text:style-name="Numbering_20_1"><text:soft-page-break/>Click the <text:span text:style-name="Strong_20_Emphasis">Save New Version</text:span> button to save a new version. A dialog <text:span text:style-name="T43">(Figure </text:span><text:span text:style-name="T43"><text:sequence-ref text:reference-format="value" text:ref-name="refFigure12">13</text:sequence-ref></text:span><text:span text:style-name="T43">) </text:span>opens where you can enter comments about this version.</text:p>
        </text:list-item>
      </text:list>
      <text:p text:style-name="Figure"><draw:frame draw:style-name="fr2" draw:name="Frame17" text:anchor-type="as-char" svg:width="3.161in" draw:z-index="11"><draw:text-box fo:min-height="2.2945in"><text:p text:style-name="Caption"><draw:frame draw:style-name="fr6" draw:name="Image13" text:anchor-type="paragraph" svg:width="3.1193in" svg:height="2.0736in" draw:z-index="27"><draw:image xlink:href="Pictures/1000020100000154000000E2505772474ED24047.png" xlink:type="simple" xlink:show="embed" xlink:actuate="onLoad" loext:mime-type="image/png"/></draw:frame>Figure <text:sequence text:ref-name="refFigure12" text:name="Figure" text:formula="ooow:Figure+1" style:num-format="1">13</text:sequence>: <text:span text:style-name="T59">Insert </text:span>Version <text:span text:style-name="T59">C</text:span>omment dialog</text:p></draw:text-box></draw:frame></text:p>
      <text:list xml:id="list112803795045222" text:continue-numbering="true" text:style-name="Numbering_20_1">
        <text:list-item>
          <text:p text:style-name="Numbering_20_1">After you enter your comment and click <text:span text:style-name="Strong_20_Emphasis">OK</text:span>, the new version is included in the version list <text:span text:style-name="T43">(Figure </text:span><text:span text:style-name="T43"><text:sequence-ref text:reference-format="value" text:ref-name="refFigure13">14</text:sequence-ref></text:span><text:span text:style-name="T43">)</text:span>.</text:p>
        </text:list-item>
      </text:list>
      <text:p text:style-name="Figure"><draw:frame draw:style-name="fr1" draw:name="Frame10" text:anchor-type="as-char" svg:width="6.6945in" draw:z-index="12"><draw:text-box fo:min-height="2.6417in"><text:p text:style-name="Caption"><draw:frame draw:style-name="fr5" draw:name="Image14" text:anchor-type="paragraph" svg:width="6.5902in" svg:height="3.9083in" draw:z-index="28"><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12803869074236" text:continue-numbering="true" text:style-name="Numbering_20_1">
        <text:list-item>
          <text:p text:style-name="Numbering_20_1"><text:span text:style-name="T43">S</text:span>ave the file. <text:span text:style-name="T43">B</text:span>oth versions are <text:span text:style-name="T43">now includ</text:span>ed in the same file.</text:p>
        </text:list-item>
      </text:list>
      <text:p text:style-name="P33">From this point you can:</text:p>
      <text:list xml:id="list112804411707276" text:continue-list="list112803701375399" text:style-name="List_20_1">
        <text:list-item>
          <text:p text:style-name="List_20_1"><text:span text:style-name="T44">View</text:span>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text:span text:style-name="T59">Manage</text:span> Changes dialog opens, showing all of the changes through the different versions.</text:p>
        </text:list-item>
        <text:list-item>
          <text:p text:style-name="List_20_1">Review the <text:span text:style-name="T59">version </text:span>comments – Select a version and click <text:span text:style-name="Strong_20_Emphasis">Show</text:span> to display the full comments made by yourself or other reviewers.</text:p>
        </text:list-item>
        <text:list-item>
          <text:p text:style-name="P54">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in" fo:margin-right="0in" fo:text-indent="0in" style:auto-text-indent="false" fo:background-color="transparent" fo:padding="0in" fo:border="non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99pt solid #000080"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11 Reviewing and Sharing Spreadsheets</dc:title>
    <meta:document-statistic meta:table-count="3" meta:image-count="15" meta:object-count="0" meta:page-count="13" meta:paragraph-count="235" meta:word-count="3150" meta:character-count="18117" meta:non-whitespace-character-count="15200"/>
    <meta:user-defined meta:name="Guide Name">Calc Guide</meta:user-defined>
    <meta:user-defined meta:name="LibreOffive Version" meta:value-type="float">6.2</meta:user-defined>
  </office:meta>
</office:document-meta>
</file>